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destatis.de/">www.destatis.de</text:a></text:p>
          </table:table-cell>
          <table:table-cell/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675243">
            <text:p>675243</text:p>
          </table:table-cell>
          <table:table-cell table:number-columns-repeated="2"/>
        </table:table-row>
        <table:table-row table:style-name="ro2">
          <table:table-cell office:value-type="float" office:value="1818">
            <text:p>1818</text:p>
          </table:table-cell>
          <table:table-cell office:value-type="float" office:value="687500">
            <text:p>687500</text:p>
          </table:table-cell>
          <table:table-cell table:number-columns-repeated="2"/>
        </table:table-row>
        <table:table-row table:style-name="ro2">
          <table:table-cell office:value-type="float" office:value="1819">
            <text:p>1819</text:p>
          </table:table-cell>
          <table:table-cell office:value-type="float" office:value="717951">
            <text:p>717951</text:p>
          </table:table-cell>
          <table:table-cell table:number-columns-repeated="2"/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636864">
            <text:p>636864</text:p>
          </table:table-cell>
          <table:table-cell table:number-columns-repeated="2"/>
        </table:table-row>
        <table:table-row table:style-name="ro2">
          <table:table-cell office:value-type="float" office:value="1821">
            <text:p>1821</text:p>
          </table:table-cell>
          <table:table-cell office:value-type="float" office:value="606232">
            <text:p>606232</text:p>
          </table:table-cell>
          <table:table-cell table:number-columns-repeated="2"/>
        </table:table-row>
        <table:table-row table:style-name="ro2">
          <table:table-cell office:value-type="float" office:value="1822">
            <text:p>1822</text:p>
          </table:table-cell>
          <table:table-cell office:value-type="float" office:value="660535">
            <text:p>660535</text:p>
          </table:table-cell>
          <table:table-cell table:number-columns-repeated="2"/>
        </table:table-row>
        <table:table-row table:style-name="ro2">
          <table:table-cell office:value-type="float" office:value="1823">
            <text:p>1823</text:p>
          </table:table-cell>
          <table:table-cell office:value-type="float" office:value="666817">
            <text:p>666817</text:p>
          </table:table-cell>
          <table:table-cell table:number-columns-repeated="2"/>
        </table:table-row>
        <table:table-row table:style-name="ro2">
          <table:table-cell office:value-type="float" office:value="1824">
            <text:p>1824</text:p>
          </table:table-cell>
          <table:table-cell office:value-type="float" office:value="667218">
            <text:p>667218</text:p>
          </table:table-cell>
          <table:table-cell table:number-columns-repeated="2"/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684285">
            <text:p>684285</text:p>
          </table:table-cell>
          <table:table-cell table:number-columns-repeated="2"/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737560">
            <text:p>737560</text:p>
          </table:table-cell>
          <table:table-cell table:number-columns-repeated="2"/>
        </table:table-row>
        <table:table-row table:style-name="ro2">
          <table:table-cell office:value-type="float" office:value="1827">
            <text:p>1827</text:p>
          </table:table-cell>
          <table:table-cell office:value-type="float" office:value="753931">
            <text:p>753931</text:p>
          </table:table-cell>
          <table:table-cell table:number-columns-repeated="2"/>
        </table:table-row>
        <table:table-row table:style-name="ro2">
          <table:table-cell office:value-type="float" office:value="1828">
            <text:p>1828</text:p>
          </table:table-cell>
          <table:table-cell office:value-type="float" office:value="767756">
            <text:p>767756</text:p>
          </table:table-cell>
          <table:table-cell table:number-columns-repeated="2"/>
        </table:table-row>
        <table:table-row table:style-name="ro2">
          <table:table-cell office:value-type="float" office:value="1829">
            <text:p>1829</text:p>
          </table:table-cell>
          <table:table-cell office:value-type="float" office:value="810175">
            <text:p>810175</text:p>
          </table:table-cell>
          <table:table-cell table:number-columns-repeated="2"/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805341">
            <text:p>805341</text:p>
          </table:table-cell>
          <table:table-cell table:number-columns-repeated="2"/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901117">
            <text:p>901117</text:p>
          </table:table-cell>
          <table:table-cell table:number-columns-repeated="2"/>
        </table:table-row>
        <table:table-row table:style-name="ro2">
          <table:table-cell office:value-type="float" office:value="1832">
            <text:p>1832</text:p>
          </table:table-cell>
          <table:table-cell office:value-type="float" office:value="864283">
            <text:p>864283</text:p>
          </table:table-cell>
          <table:table-cell table:number-columns-repeated="2"/>
        </table:table-row>
        <table:table-row table:style-name="ro2">
          <table:table-cell office:value-type="float" office:value="1833">
            <text:p>1833</text:p>
          </table:table-cell>
          <table:table-cell office:value-type="float" office:value="860273">
            <text:p>860273</text:p>
          </table:table-cell>
          <table:table-cell table:number-columns-repeated="2"/>
        </table:table-row>
        <table:table-row table:style-name="ro2">
          <table:table-cell office:value-type="float" office:value="1834">
            <text:p>1834</text:p>
          </table:table-cell>
          <table:table-cell office:value-type="float" office:value="895730">
            <text:p>895730</text:p>
          </table:table-cell>
          <table:table-cell table:number-columns-repeated="2"/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807012">
            <text:p>807012</text:p>
          </table:table-cell>
          <table:table-cell table:number-columns-repeated="2"/>
        </table:table-row>
        <table:table-row table:style-name="ro2">
          <table:table-cell office:value-type="float" office:value="1836">
            <text:p>1836</text:p>
          </table:table-cell>
          <table:table-cell office:value-type="float" office:value="806241">
            <text:p>806241</text:p>
          </table:table-cell>
          <table:table-cell table:number-columns-repeated="2"/>
        </table:table-row>
        <table:table-row table:style-name="ro2">
          <table:table-cell office:value-type="float" office:value="1837">
            <text:p>1837</text:p>
          </table:table-cell>
          <table:table-cell office:value-type="float" office:value="915341">
            <text:p>915341</text:p>
          </table:table-cell>
          <table:table-cell table:number-columns-repeated="2"/>
        </table:table-row>
        <table:table-row table:style-name="ro2">
          <table:table-cell office:value-type="float" office:value="1838">
            <text:p>1838</text:p>
          </table:table-cell>
          <table:table-cell office:value-type="float" office:value="827424">
            <text:p>827424</text:p>
          </table:table-cell>
          <table:table-cell table:number-columns-repeated="2"/>
        </table:table-row>
        <table:table-row table:style-name="ro2">
          <table:table-cell office:value-type="float" office:value="1839">
            <text:p>1839</text:p>
          </table:table-cell>
          <table:table-cell office:value-type="float" office:value="876466">
            <text:p>876466</text:p>
          </table:table-cell>
          <table:table-cell table:number-columns-repeated="2"/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864457">
            <text:p>864457</text:p>
          </table:table-cell>
          <table:table-cell table:number-columns-repeated="2"/>
        </table:table-row>
        <table:table-row table:style-name="ro2">
          <table:table-cell office:value-type="float" office:value="1841">
            <text:p>1841</text:p>
          </table:table-cell>
          <table:table-cell office:value-type="float" office:value="864075">
            <text:p>864075</text:p>
          </table:table-cell>
          <table:table-cell table:number-columns-repeated="2"/>
        </table:table-row>
        <table:table-row table:style-name="ro2">
          <table:table-cell office:value-type="float" office:value="1842">
            <text:p>1842</text:p>
          </table:table-cell>
          <table:table-cell office:value-type="float" office:value="902529">
            <text:p>902529</text:p>
          </table:table-cell>
          <table:table-cell table:number-columns-repeated="2"/>
        </table:table-row>
        <table:table-row table:style-name="ro2">
          <table:table-cell office:value-type="float" office:value="1843">
            <text:p>1843</text:p>
          </table:table-cell>
          <table:table-cell office:value-type="float" office:value="905608">
            <text:p>905608</text:p>
          </table:table-cell>
          <table:table-cell table:number-columns-repeated="2"/>
        </table:table-row>
        <table:table-row table:style-name="ro2">
          <table:table-cell office:value-type="float" office:value="1844">
            <text:p>1844</text:p>
          </table:table-cell>
          <table:table-cell office:value-type="float" office:value="830345">
            <text:p>830345</text:p>
          </table:table-cell>
          <table:table-cell table:number-columns-repeated="2"/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867729">
            <text:p>867729</text:p>
          </table:table-cell>
          <table:table-cell table:number-columns-repeated="2"/>
        </table:table-row>
        <table:table-row table:style-name="ro2">
          <table:table-cell office:value-type="float" office:value="1846">
            <text:p>1846</text:p>
          </table:table-cell>
          <table:table-cell office:value-type="float" office:value="939436">
            <text:p>939436</text:p>
          </table:table-cell>
          <table:table-cell table:number-columns-repeated="2"/>
        </table:table-row>
        <table:table-row table:style-name="ro2">
          <table:table-cell office:value-type="float" office:value="1847">
            <text:p>1847</text:p>
          </table:table-cell>
          <table:table-cell office:value-type="float" office:value="983981">
            <text:p>983981</text:p>
          </table:table-cell>
          <table:table-cell table:number-columns-repeated="2"/>
        </table:table-row>
        <table:table-row table:style-name="ro2">
          <table:table-cell office:value-type="float" office:value="1848">
            <text:p>1848</text:p>
          </table:table-cell>
          <table:table-cell office:value-type="float" office:value="1011954">
            <text:p>1011954</text:p>
          </table:table-cell>
          <table:table-cell table:number-columns-repeated="2"/>
        </table:table-row>
        <table:table-row table:style-name="ro2">
          <table:table-cell office:value-type="float" office:value="1849">
            <text:p>1849</text:p>
          </table:table-cell>
          <table:table-cell office:value-type="float" office:value="947476">
            <text:p>947476</text:p>
          </table:table-cell>
          <table:table-cell table:number-columns-repeated="2"/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903521">
            <text:p>903521</text:p>
          </table:table-cell>
          <table:table-cell table:number-columns-repeated="2"/>
        </table:table-row>
        <table:table-row table:style-name="ro2">
          <table:table-cell office:value-type="float" office:value="1851">
            <text:p>1851</text:p>
          </table:table-cell>
          <table:table-cell office:value-type="float" office:value="889601">
            <text:p>889601</text:p>
          </table:table-cell>
          <table:table-cell table:number-columns-repeated="2"/>
        </table:table-row>
        <table:table-row table:style-name="ro2">
          <table:table-cell office:value-type="float" office:value="1852">
            <text:p>1852</text:p>
          </table:table-cell>
          <table:table-cell office:value-type="float" office:value="1018135">
            <text:p>1018135</text:p>
          </table:table-cell>
          <table:table-cell table:number-columns-repeated="2"/>
        </table:table-row>
        <table:table-row table:style-name="ro2">
          <table:table-cell office:value-type="float" office:value="1853">
            <text:p>1853</text:p>
          </table:table-cell>
          <table:table-cell office:value-type="float" office:value="978650">
            <text:p>978650</text:p>
          </table:table-cell>
          <table:table-cell table:number-columns-repeated="2"/>
        </table:table-row>
        <table:table-row table:style-name="ro2">
          <table:table-cell office:value-type="float" office:value="1854">
            <text:p>1854</text:p>
          </table:table-cell>
          <table:table-cell office:value-type="float" office:value="972726">
            <text:p>972726</text:p>
          </table:table-cell>
          <table:table-cell table:number-columns-repeated="2"/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1016284">
            <text:p>1016284</text:p>
          </table:table-cell>
          <table:table-cell table:number-columns-repeated="2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913913">
            <text:p>913913</text:p>
          </table:table-cell>
          <table:table-cell table:number-columns-repeated="2"/>
        </table:table-row>
        <table:table-row table:style-name="ro2">
          <table:table-cell office:value-type="float" office:value="1857">
            <text:p>1857</text:p>
          </table:table-cell>
          <table:table-cell office:value-type="float" office:value="991753">
            <text:p>991753</text:p>
          </table:table-cell>
          <table:table-cell table:number-columns-repeated="2"/>
        </table:table-row>
        <table:table-row table:style-name="ro2">
          <table:table-cell office:value-type="float" office:value="1858">
            <text:p>1858</text:p>
          </table:table-cell>
          <table:table-cell office:value-type="float" office:value="985176">
            <text:p>985176</text:p>
          </table:table-cell>
          <table:table-cell table:number-columns-repeated="2"/>
        </table:table-row>
        <table:table-row table:style-name="ro2">
          <table:table-cell office:value-type="float" office:value="1859">
            <text:p>1859</text:p>
          </table:table-cell>
          <table:table-cell office:value-type="float" office:value="956924">
            <text:p>956924</text:p>
          </table:table-cell>
          <table:table-cell table:number-columns-repeated="2"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873364">
            <text:p>873364</text:p>
          </table:table-cell>
          <table:table-cell table:number-columns-repeated="2"/>
        </table:table-row>
        <table:table-row table:style-name="ro2">
          <table:table-cell office:value-type="float" office:value="1861">
            <text:p>1861</text:p>
          </table:table-cell>
          <table:table-cell office:value-type="float" office:value="972989">
            <text:p>972989</text:p>
          </table:table-cell>
          <table:table-cell table:number-columns-repeated="2"/>
        </table:table-row>
        <table:table-row table:style-name="ro2">
          <table:table-cell office:value-type="float" office:value="1862">
            <text:p>1862</text:p>
          </table:table-cell>
          <table:table-cell office:value-type="float" office:value="945530">
            <text:p>945530</text:p>
          </table:table-cell>
          <table:table-cell table:number-columns-repeated="2"/>
        </table:table-row>
        <table:table-row table:style-name="ro2">
          <table:table-cell office:value-type="float" office:value="1863">
            <text:p>1863</text:p>
          </table:table-cell>
          <table:table-cell office:value-type="float" office:value="996193">
            <text:p>996193</text:p>
          </table:table-cell>
          <table:table-cell table:number-columns-repeated="2"/>
        </table:table-row>
        <table:table-row table:style-name="ro2">
          <table:table-cell office:value-type="float" office:value="1864">
            <text:p>1864</text:p>
          </table:table-cell>
          <table:table-cell office:value-type="float" office:value="1027756">
            <text:p>1027756</text:p>
          </table:table-cell>
          <table:table-cell table:number-columns-repeated="2"/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1091419">
            <text:p>1091419</text:p>
          </table:table-cell>
          <table:table-cell table:number-columns-repeated="2"/>
        </table:table-row>
        <table:table-row table:style-name="ro2">
          <table:table-cell office:value-type="float" office:value="1866">
            <text:p>1866</text:p>
          </table:table-cell>
          <table:table-cell office:value-type="float" office:value="1217591">
            <text:p>1217591</text:p>
          </table:table-cell>
          <table:table-cell table:number-columns-repeated="2"/>
        </table:table-row>
        <table:table-row table:style-name="ro2">
          <table:table-cell office:value-type="float" office:value="1867">
            <text:p>1867</text:p>
          </table:table-cell>
          <table:table-cell office:value-type="float" office:value="1045534">
            <text:p>1045534</text:p>
          </table:table-cell>
          <table:table-cell table:number-columns-repeated="2"/>
        </table:table-row>
        <table:table-row table:style-name="ro2">
          <table:table-cell office:value-type="float" office:value="1868">
            <text:p>1868</text:p>
          </table:table-cell>
          <table:table-cell office:value-type="float" office:value="1110620">
            <text:p>1110620</text:p>
          </table:table-cell>
          <table:table-cell table:number-columns-repeated="2"/>
        </table:table-row>
        <table:table-row table:style-name="ro2">
          <table:table-cell office:value-type="float" office:value="1869">
            <text:p>1869</text:p>
          </table:table-cell>
          <table:table-cell office:value-type="float" office:value="1089503">
            <text:p>1089503</text:p>
          </table:table-cell>
          <table:table-cell table:number-columns-repeated="2"/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1117875">
            <text:p>1117875</text:p>
          </table:table-cell>
          <table:table-cell table:number-columns-repeated="2"/>
        </table:table-row>
        <table:table-row table:style-name="ro2">
          <table:table-cell office:value-type="float" office:value="1871">
            <text:p>1871</text:p>
          </table:table-cell>
          <table:table-cell office:value-type="float" office:value="1212869">
            <text:p>1212869</text:p>
          </table:table-cell>
          <table:table-cell table:number-columns-repeated="2"/>
        </table:table-row>
        <table:table-row table:style-name="ro2">
          <table:table-cell office:value-type="float" office:value="1872">
            <text:p>1872</text:p>
          </table:table-cell>
          <table:table-cell office:value-type="float" office:value="1194732">
            <text:p>1194732</text:p>
          </table:table-cell>
          <table:table-cell table:number-columns-repeated="2"/>
        </table:table-row>
        <table:table-row table:style-name="ro2">
          <table:table-cell office:value-type="float" office:value="1873">
            <text:p>1873</text:p>
          </table:table-cell>
          <table:table-cell office:value-type="float" office:value="1174293">
            <text:p>1174293</text:p>
          </table:table-cell>
          <table:table-cell table:number-columns-repeated="2"/>
        </table:table-row>
        <table:table-row table:style-name="ro2">
          <table:table-cell office:value-type="float" office:value="1874">
            <text:p>1874</text:p>
          </table:table-cell>
          <table:table-cell office:value-type="float" office:value="1122396">
            <text:p>1122396</text:p>
          </table:table-cell>
          <table:table-cell table:number-columns-repeated="2"/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1172393">
            <text:p>1172393</text:p>
          </table:table-cell>
          <table:table-cell table:number-columns-repeated="2"/>
        </table:table-row>
        <table:table-row table:style-name="ro2">
          <table:table-cell office:value-type="float" office:value="1876">
            <text:p>1876</text:p>
          </table:table-cell>
          <table:table-cell office:value-type="float" office:value="1134452">
            <text:p>1134452</text:p>
          </table:table-cell>
          <table:table-cell table:number-columns-repeated="2"/>
        </table:table-row>
        <table:table-row table:style-name="ro2">
          <table:table-cell office:value-type="float" office:value="1877">
            <text:p>1877</text:p>
          </table:table-cell>
          <table:table-cell office:value-type="float" office:value="1152023">
            <text:p>1152023</text:p>
          </table:table-cell>
          <table:table-cell table:number-columns-repeated="2"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156337">
            <text:p>1156337</text:p>
          </table:table-cell>
          <table:table-cell table:number-columns-repeated="2"/>
        </table:table-row>
        <table:table-row table:style-name="ro2">
          <table:table-cell office:value-type="float" office:value="1879">
            <text:p>1879</text:p>
          </table:table-cell>
          <table:table-cell office:value-type="float" office:value="1143168">
            <text:p>1143168</text:p>
          </table:table-cell>
          <table:table-cell table:number-columns-repeated="2"/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1173205">
            <text:p>1173205</text:p>
          </table:table-cell>
          <table:table-cell table:number-columns-repeated="2"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156391">
            <text:p>1156391</text:p>
          </table:table-cell>
          <table:table-cell table:number-columns-repeated="2"/>
        </table:table-row>
        <table:table-row table:style-name="ro2">
          <table:table-cell office:value-type="float" office:value="1882">
            <text:p>1882</text:p>
          </table:table-cell>
          <table:table-cell office:value-type="float" office:value="1176853">
            <text:p>1176853</text:p>
          </table:table-cell>
          <table:table-cell table:number-columns-repeated="2"/>
        </table:table-row>
        <table:table-row table:style-name="ro2">
          <table:table-cell office:value-type="float" office:value="1883">
            <text:p>1883</text:p>
          </table:table-cell>
          <table:table-cell office:value-type="float" office:value="1190002">
            <text:p>1190002</text:p>
          </table:table-cell>
          <table:table-cell table:number-columns-repeated="2"/>
        </table:table-row>
        <table:table-row table:style-name="ro2">
          <table:table-cell office:value-type="float" office:value="1884">
            <text:p>1884</text:p>
          </table:table-cell>
          <table:table-cell office:value-type="float" office:value="1203500">
            <text:p>1203500</text:p>
          </table:table-cell>
          <table:table-cell table:number-columns-repeated="2"/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1199742">
            <text:p>1199742</text:p>
          </table:table-cell>
          <table:table-cell table:number-columns-repeated="2"/>
        </table:table-row>
        <table:table-row table:style-name="ro2">
          <table:table-cell office:value-type="float" office:value="1886">
            <text:p>1886</text:p>
          </table:table-cell>
          <table:table-cell office:value-type="float" office:value="1233737">
            <text:p>1233737</text:p>
          </table:table-cell>
          <table:table-cell table:number-columns-repeated="2"/>
        </table:table-row>
        <table:table-row table:style-name="ro2">
          <table:table-cell office:value-type="float" office:value="1887">
            <text:p>1887</text:p>
          </table:table-cell>
          <table:table-cell office:value-type="float" office:value="1151924">
            <text:p>1151924</text:p>
          </table:table-cell>
          <table:table-cell table:number-columns-repeated="2"/>
        </table:table-row>
        <table:table-row table:style-name="ro2">
          <table:table-cell office:value-type="float" office:value="1888">
            <text:p>1888</text:p>
          </table:table-cell>
          <table:table-cell office:value-type="float" office:value="1142826">
            <text:p>1142826</text:p>
          </table:table-cell>
          <table:table-cell table:number-columns-repeated="2"/>
        </table:table-row>
        <table:table-row table:style-name="ro2">
          <table:table-cell office:value-type="float" office:value="1889">
            <text:p>1889</text:p>
          </table:table-cell>
          <table:table-cell office:value-type="float" office:value="1153087">
            <text:p>1153087</text:p>
          </table:table-cell>
          <table:table-cell table:number-columns-repeated="2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1199006">
            <text:p>1199006</text:p>
          </table:table-cell>
          <table:table-cell table:number-columns-repeated="2"/>
        </table:table-row>
        <table:table-row table:style-name="ro2">
          <table:table-cell office:value-type="float" office:value="1891">
            <text:p>1891</text:p>
          </table:table-cell>
          <table:table-cell office:value-type="float" office:value="1164421">
            <text:p>1164421</text:p>
          </table:table-cell>
          <table:table-cell table:number-columns-repeated="2"/>
        </table:table-row>
        <table:table-row table:style-name="ro2">
          <table:table-cell office:value-type="float" office:value="1892">
            <text:p>1892</text:p>
          </table:table-cell>
          <table:table-cell office:value-type="float" office:value="1211402">
            <text:p>1211402</text:p>
          </table:table-cell>
          <table:table-cell table:number-columns-repeated="2"/>
        </table:table-row>
        <table:table-row table:style-name="ro2">
          <table:table-cell office:value-type="float" office:value="1893">
            <text:p>1893</text:p>
          </table:table-cell>
          <table:table-cell office:value-type="float" office:value="1248201">
            <text:p>1248201</text:p>
          </table:table-cell>
          <table:table-cell table:number-columns-repeated="2"/>
        </table:table-row>
        <table:table-row table:style-name="ro2">
          <table:table-cell office:value-type="float" office:value="1894">
            <text:p>1894</text:p>
          </table:table-cell>
          <table:table-cell office:value-type="float" office:value="1144331">
            <text:p>1144331</text:p>
          </table:table-cell>
          <table:table-cell table:number-columns-repeated="2"/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1151488">
            <text:p>1151488</text:p>
          </table:table-cell>
          <table:table-cell table:number-columns-repeated="2"/>
        </table:table-row>
        <table:table-row table:style-name="ro2">
          <table:table-cell office:value-type="float" office:value="1896">
            <text:p>1896</text:p>
          </table:table-cell>
          <table:table-cell office:value-type="float" office:value="1098966">
            <text:p>1098966</text:p>
          </table:table-cell>
          <table:table-cell table:number-columns-repeated="2"/>
        </table:table-row>
        <table:table-row table:style-name="ro2">
          <table:table-cell office:value-type="float" office:value="1897">
            <text:p>1897</text:p>
          </table:table-cell>
          <table:table-cell office:value-type="float" office:value="1142056">
            <text:p>1142056</text:p>
          </table:table-cell>
          <table:table-cell table:number-columns-repeated="2"/>
        </table:table-row>
        <table:table-row table:style-name="ro2">
          <table:table-cell office:value-type="float" office:value="1898">
            <text:p>1898</text:p>
          </table:table-cell>
          <table:table-cell office:value-type="float" office:value="1117860">
            <text:p>1117860</text:p>
          </table:table-cell>
          <table:table-cell table:number-columns-repeated="2"/>
        </table:table-row>
        <table:table-row table:style-name="ro2">
          <table:table-cell office:value-type="float" office:value="1899">
            <text:p>1899</text:p>
          </table:table-cell>
          <table:table-cell office:value-type="float" office:value="1185197">
            <text:p>1185197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1236382">
            <text:p>1236382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1174489">
            <text:p>1174489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1122492">
            <text:p>1122492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170905">
            <text:p>1170905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1163183">
            <text:p>1163183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1194314">
            <text:p>1194314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1112202">
            <text:p>1112202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1117309">
            <text:p>1117309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1135490">
            <text:p>1135490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1094217">
            <text:p>1094217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045665">
            <text:p>1045665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130784">
            <text:p>1130784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029749">
            <text:p>1029749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004950">
            <text:p>1004950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291310">
            <text:p>1291310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450420">
            <text:p>1450420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298054">
            <text:p>1298054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345424">
            <text:p>1345424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606475">
            <text:p>1606475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978380">
            <text:p>978380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932929">
            <text:p>932929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869555">
            <text:p>869555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890181">
            <text:p>890181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866754">
            <text:p>866754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766957">
            <text:p>766957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753017">
            <text:p>753017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742955">
            <text:p>742955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765331">
            <text:p>765331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747444">
            <text:p>747444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814545">
            <text:p>814545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718807">
            <text:p>718807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734165">
            <text:p>734165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707642">
            <text:p>707642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737877">
            <text:p>737877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725000">
            <text:p>725000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792018">
            <text:p>792018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795793">
            <text:p>795793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794367">
            <text:p>794367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799220">
            <text:p>799220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854348">
            <text:p>854348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885591">
            <text:p>885591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844435">
            <text:p>844435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847861">
            <text:p>847861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853246">
            <text:p>853246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915000">
            <text:p>915000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210000">
            <text:p>1210000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001331">
            <text:p>1001331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932628">
            <text:p>932628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804839">
            <text:p>804839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770852">
            <text:p>770852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748329">
            <text:p>748329</text:p>
          </table:table-cell>
          <table:table-cell table:formula="of:=[.B135]-[.C135]" office:value-type="float" office:value="0">
            <text:p>0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752697">
            <text:p>752697</text:p>
          </table:table-cell>
          <table:table-cell table:formula="of:=[.B136]-[.C136]" office:value-type="float" office:value="0">
            <text:p>0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767639">
            <text:p>767639</text:p>
          </table:table-cell>
          <table:table-cell table:formula="of:=[.B137]-[.C137]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790654">
            <text:p>790654</text:p>
          </table:table-cell>
          <table:table-cell table:formula="of:=[.B138]-[.C138]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775291">
            <text:p>775291</text:p>
          </table:table-cell>
          <table:table-cell table:formula="of:=[.B139]-[.C139]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795938">
            <text:p>795938</text:p>
          </table:table-cell>
          <table:table-cell table:formula="of:=[.B140]-[.C140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812111">
            <text:p>812111</text:p>
          </table:table-cell>
          <table:table-cell table:formula="of:=[.B141]-[.C141]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840195">
            <text:p>840195</text:p>
          </table:table-cell>
          <table:table-cell table:formula="of:=[.B142]-[.C142]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818418">
            <text:p>818418</text:p>
          </table:table-cell>
          <table:table-cell table:formula="of:=[.B143]-[.C143]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835402">
            <text:p>835402</text:p>
          </table:table-cell>
          <table:table-cell table:formula="of:=[.B144]-[.C144]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876721">
            <text:p>876721</text:p>
          </table:table-cell>
          <table:table-cell table:formula="of:=[.B145]-[.C145]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850300">
            <text:p>850300</text:p>
          </table:table-cell>
          <table:table-cell table:formula="of:=[.B146]-[.C146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878814">
            <text:p>878814</text:p>
          </table:table-cell>
          <table:table-cell table:formula="of:=[.B147]-[.C147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895070">
            <text:p>895070</text:p>
          </table:table-cell>
          <table:table-cell table:formula="of:=[.B148]-[.C148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870319">
            <text:p>870319</text:p>
          </table:table-cell>
          <table:table-cell table:formula="of:=[.B149]-[.C149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907882">
            <text:p>907882</text:p>
          </table:table-cell>
          <table:table-cell table:formula="of:=[.B150]-[.C150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911984">
            <text:p>911984</text:p>
          </table:table-cell>
          <table:table-cell table:formula="of:=[.B151]-[.C151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914417">
            <text:p>914417</text:p>
          </table:table-cell>
          <table:table-cell table:formula="of:=[.B152]-[.C152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976521">
            <text:p>976521</text:p>
          </table:table-cell>
          <table:table-cell table:formula="of:=[.B153]-[.C153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988092">
            <text:p>988092</text:p>
          </table:table-cell>
          <table:table-cell table:formula="of:=[.B154]-[.C154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975664">
            <text:p>975664</text:p>
          </table:table-cell>
          <table:table-cell table:formula="of:=[.B155]-[.C155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965623">
            <text:p>965623</text:p>
          </table:table-cell>
          <table:table-cell table:formula="of:=[.B156]-[.C156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965689">
            <text:p>965689</text:p>
          </table:table-cell>
          <table:table-cell table:formula="of:=[.B157]-[.C157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962988">
            <text:p>962988</text:p>
          </table:table-cell>
          <table:table-cell table:formula="of:=[.B158]-[.C158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956573">
            <text:p>956573</text:p>
          </table:table-cell>
          <table:table-cell table:formula="of:=[.B159]-[.C159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989649">
            <text:p>989649</text:p>
          </table:table-cell>
          <table:table-cell table:formula="of:=[.B160]-[.C160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966873">
            <text:p>966873</text:p>
          </table:table-cell>
          <table:table-cell table:formula="of:=[.B161]-[.C161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931155">
            <text:p>931155</text:p>
          </table:table-cell>
          <table:table-cell table:formula="of:=[.B162]-[.C162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955550">
            <text:p>955550</text:p>
          </table:table-cell>
          <table:table-cell table:formula="of:=[.B163]-[.C163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944474">
            <text:p>944474</text:p>
          </table:table-cell>
          <table:table-cell table:formula="of:=[.B164]-[.C164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952371">
            <text:p>952371</text:p>
          </table:table-cell>
          <table:table-cell table:formula="of:=[.B165]-[.C165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954436">
            <text:p>954436</text:p>
          </table:table-cell>
          <table:table-cell table:formula="of:=[.B166]-[.C166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943832">
            <text:p>943832</text:p>
          </table:table-cell>
          <table:table-cell table:formula="of:=[.B167]-[.C167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941032">
            <text:p>941032</text:p>
          </table:table-cell>
          <table:table-cell table:formula="of:=[.B168]-[.C168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917299">
            <text:p>917299</text:p>
          </table:table-cell>
          <table:table-cell table:formula="of:=[.B169]-[.C169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929649">
            <text:p>929649</text:p>
          </table:table-cell>
          <table:table-cell table:formula="of:=[.B170]-[.C170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925426">
            <text:p>925426</text:p>
          </table:table-cell>
          <table:table-cell table:formula="of:=[.B171]-[.C171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901291">
            <text:p>901291</text:p>
          </table:table-cell>
          <table:table-cell table:formula="of:=[.B172]-[.C172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900627">
            <text:p>900627</text:p>
          </table:table-cell>
          <table:table-cell table:formula="of:=[.B173]-[.C173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903441">
            <text:p>903441</text:p>
          </table:table-cell>
          <table:table-cell table:formula="of:=[.B174]-[.C174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921445">
            <text:p>921445</text:p>
          </table:table-cell>
          <table:table-cell table:formula="of:=[.B175]-[.C175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911245">
            <text:p>911245</text:p>
          </table:table-cell>
          <table:table-cell table:formula="of:=[.B176]-[.C176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885443">
            <text:p>885443</text:p>
          </table:table-cell>
          <table:table-cell table:formula="of:=[.B177]-[.C177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897270">
            <text:p>897270</text:p>
          </table:table-cell>
          <table:table-cell table:formula="of:=[.B178]-[.C178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884661">
            <text:p>884661</text:p>
          </table:table-cell>
          <table:table-cell table:formula="of:=[.B179]-[.C179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884588">
            <text:p>884588</text:p>
          </table:table-cell>
          <table:table-cell table:formula="of:=[.B180]-[.C180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882843">
            <text:p>882843</text:p>
          </table:table-cell>
          <table:table-cell table:formula="of:=[.B181]-[.C181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860389">
            <text:p>860389</text:p>
          </table:table-cell>
          <table:table-cell table:formula="of:=[.B182]-[.C182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852382">
            <text:p>852382</text:p>
          </table:table-cell>
          <table:table-cell table:formula="of:=[.B183]-[.C183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846330">
            <text:p>846330</text:p>
          </table:table-cell>
          <table:table-cell table:formula="of:=[.B184]-[.C184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838797">
            <text:p>838797</text:p>
          </table:table-cell>
          <table:table-cell table:formula="of:=[.B185]-[.C185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828541">
            <text:p>828541</text:p>
          </table:table-cell>
          <table:table-cell table:formula="of:=[.B186]-[.C186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841686">
            <text:p>841686</text:p>
          </table:table-cell>
          <table:table-cell table:formula="of:=[.B187]-[.C187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853946">
            <text:p>853946</text:p>
          </table:table-cell>
          <table:table-cell table:formula="of:=[.B188]-[.C188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818271">
            <text:p>818271</text:p>
          </table:table-cell>
          <table:table-cell table:formula="of:=[.B189]-[.C189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830227">
            <text:p>830227</text:p>
          </table:table-cell>
          <table:table-cell table:formula="of:=[.B190]-[.C190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821627">
            <text:p>821627</text:p>
          </table:table-cell>
          <table:table-cell table:formula="of:=[.B191]-[.C191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827155">
            <text:p>827155</text:p>
          </table:table-cell>
          <table:table-cell table:formula="of:=[.B192]-[.C192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844439">
            <text:p>844439</text:p>
          </table:table-cell>
          <table:table-cell table:formula="of:=[.B193]-[.C193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854544">
            <text:p>854544</text:p>
          </table:table-cell>
          <table:table-cell table:formula="of:=[.B194]-[.C194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858768">
            <text:p>858768</text:p>
          </table:table-cell>
          <table:table-cell table:formula="of:=[.B195]-[.C195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852328">
            <text:p>852328</text:p>
          </table:table-cell>
          <table:table-cell table:formula="of:=[.B196]-[.C196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869582">
            <text:p>869582</text:p>
          </table:table-cell>
          <table:table-cell table:formula="of:=[.B197]-[.C197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893825">
            <text:p>893825</text:p>
          </table:table-cell>
          <table:table-cell table:formula="of:=[.B198]-[.C198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868356">
            <text:p>868356</text:p>
          </table:table-cell>
          <table:table-cell table:formula="of:=[.B199]-[.C199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925200">
            <text:p>925200</text:p>
          </table:table-cell>
          <table:table-cell table:formula="of:=[.B200]-[.C200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910902">
            <text:p>910902</text:p>
          </table:table-cell>
          <table:table-cell table:formula="of:=[.B201]-[.C201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932272">
            <text:p>932272</text:p>
          </table:table-cell>
          <table:table-cell table:formula="of:=[.B202]-[.C202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954874">
            <text:p>954874</text:p>
          </table:table-cell>
          <table:table-cell table:formula="of:=[.B203]-[.C203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939520">
            <text:p>939520</text:p>
          </table:table-cell>
          <table:table-cell table:formula="of:=[.B204]-[.C204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985572">
            <text:p>985572</text:p>
          </table:table-cell>
          <table:table-cell table:formula="of:=[.B205]-[.C205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023687">
            <text:p>1023687</text:p>
          </table:table-cell>
          <table:table-cell table:formula="of:=[.B206]-[.C206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066341">
            <text:p>1066341</text:p>
          </table:table-cell>
          <table:table-cell table:formula="of:=[.B207]-[.C207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15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15:19.62</dc:date>
    <dc:creator>Andrzej Bystrzycki</dc:creator>
    <meta:generator>OpenOffice.org/3.3$Win32 OpenOffice.org_project/330m20$Build-9567</meta:generator>
    <meta:editing-duration>PT15S</meta:editing-duration>
    <meta:editing-cycles>1</meta:editing-cycles>
    <meta:document-statistic meta:table-count="1" meta:cell-count="561" meta:object-count="0"/>
  </office:meta>
</office:document-meta>
</file>